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4" style:family="paragraph" style:parent-style-name="Title">
      <style:text-properties fo:font-size="32pt" officeooo:rsid="001b08e2" officeooo:paragraph-rsid="001b08e2" style:font-size-asian="32pt" style:font-size-complex="32pt"/>
    </style:style>
    <style:style style:name="P5" style:family="paragraph" style:parent-style-name="_36_._20_Respuesta_20_nivel_20_1" style:list-style-name="L2">
      <style:paragraph-properties fo:break-before="page"/>
      <style:text-properties officeooo:rsid="001b08e2" officeooo:paragraph-rsid="001b08e2"/>
    </style:style>
    <style:style style:name="P6" style:family="paragraph" style:parent-style-name="_36_._20_Respuesta_20_nivel_20_1" style:list-style-name="L2">
      <style:text-properties officeooo:rsid="001b08e2" officeooo:paragraph-rsid="001b08e2"/>
    </style:style>
    <style:style style:name="P7" style:family="paragraph" style:parent-style-name="_36_._20_Respuesta_20_nivel_20_1">
      <style:text-properties officeooo:paragraph-rsid="001b08e2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style:font-name="Noto Serif Cond" officeooo:rsid="0016b84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b08e2" style:font-size-asian="16pt" style:font-size-complex="16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Examen Tema 1</text:p>
      <text:p text:style-name="P3"><text:span text:style-name="T4"/></text:p>
      <text:p text:style-name="_32_._20_Intro_20_Portada"><text:span text:style-name="T5">Partes 3 y 4</text:span> </text:p>
      <text:list text:style-name="L2">
        <text:list-item>
          <text:h text:style-name="P5" text:outline-level="1">c) WTX.</text:h>
        </text:list-item>
        <text:list-item>
          <text:h text:style-name="P6" text:outline-level="1">b) LGA.</text:h>
        </text:list-item>
        <text:list-item>
          <text:h text:style-name="P6" text:outline-level="1">a) El puente norte.</text:h>
        </text:list-item>
        <text:list-item>
          <text:h text:style-name="P6" text:outline-level="1">b) PCH sustituye al puente sur.</text:h>
        </text:list-item>
        <text:list-item>
          <text:h text:style-name="P6" text:outline-level="1">d) Ninguna de las respuestas anteriores es correcta.</text:h>
        </text:list-item>
        <text:list-item>
          <text:h text:style-name="P6" text:outline-level="1">b) ISA.</text:h>
        </text:list-item>
        <text:list-item>
          <text:h text:style-name="P6" text:outline-level="1">a) PCIe.</text:h>
        </text:list-item>
        <text:list-item>
          <text:h text:style-name="P6" text:outline-level="1">d) PCI-E x16.</text:h>
        </text:list-item>
        <text:list-item>
          <text:h text:style-name="P6" text:outline-level="1">d) 24.</text:h>
        </text:list-item>
        <text:list-item>
          <text:h text:style-name="P6" text:outline-level="1">d) 4.</text:h>
        </text:list-item>
        <text:list-item>
          <text:h text:style-name="P6" text:outline-level="1">b) Gran Torre.</text:h>
        </text:list-item>
        <text:list-item>
          <text:h text:style-name="P6" text:outline-level="1">b) En la fuente de alimentación.</text:h>
        </text:list-item>
        <text:list-item>
          <text:h text:style-name="P6" text:outline-level="1">c) La pasta térmica y el disipador.</text:h>
        </text:list-item>
        <text:list-item>
          <text:h text:style-name="P6" text:outline-level="1">c) DDR.</text:h>
        </text:list-item>
        <text:list-item>
          <text:h text:style-name="P6" text:outline-level="1">c) DDR2.</text:h>
        </text:list-item>
        <text:list-item>
          <text:h text:style-name="P6" text:outline-level="1">a) CISC.</text:h>
        </text:list-item>
        <text:list-item>
          <text:h text:style-name="P6" text:outline-level="1">a) DDR3.</text:h>
        </text:list-item>
        <text:list-item>
          <text:h text:style-name="P6" text:outline-level="1">c) Una memoria flash disk de 8 Gb.</text:h>
        </text:list-item>
        <text:list-item>
          <text:h text:style-name="P6" text:outline-level="1">d) Memoria EEPROM.</text:h>
        </text:list-item>
        <text:list-item>
          <text:h text:style-name="P6" text:outline-level="1">a) La tarjeta gráfica.</text:h>
        </text:list-item>
        <text:list-item>
          <text:h text:style-name="P6" text:outline-level="1">d) Jack.</text:h>
        </text:list-item>
        <text:list-item>
          <text:h text:style-name="P6" text:outline-level="1">b) DVI y DA-23M.</text:h>
        </text:list-item>
        <text:list-item>
          <text:h text:style-name="P6" text:outline-level="1">c) LPT.</text:h>
        </text:list-item>
        <text:list-item>
          <text:h text:style-name="P6" text:outline-level="1"><text:s/>b) Conectar hasta 127 dispositivos en serie.</text:h>
        </text:list-item>
        <text:list-item>
          <text:h text:style-name="P6" text:outline-level="1"><text:s/>b) En monitores LCD.</text:h>
        </text:list-item>
        <text:list-item>
          <text:h text:style-name="P6" text:outline-level="1">b) HDMI.</text:h>
        </text:list-item>
        <text:list-item>
          <text:h text:style-name="P6" text:outline-level="1">a) Rosa, azul y verde.</text:h>
        </text:list-item>
        <text:list-item>
          <text:h text:style-name="P6" text:outline-level="1">d) RJ-45.</text:h>
        </text:list-item>
        <text:list-item>
          <text:h text:style-name="P6" text:outline-level="1">c) IEEE 802.15.4.</text:h>
        </text:list-item>
        <text:list-item>
          <text:h text:style-name="P6" text:outline-level="1">c) 40p.</text:h>
        </text:list-item>
        <text:list-item>
          <text:h text:style-name="P6" text:outline-level="1">b) El plotter.</text:h>
        </text:list-item>
        <text:list-item>
          <text:h text:style-name="P6" text:outline-level="1">a) Las teclas numéricas.</text:h>
        </text:list-item>
        <text:list-item>
          <text:h text:style-name="P6" text:outline-level="1">a) PS/2.</text:h>
        </text:list-item>
        <text:list-item>
          <text:h text:style-name="P6" text:outline-level="1">d) El lector OMR.</text:h>
        </text:list-item>
        <text:list-item>
          <text:h text:style-name="P6" text:outline-level="1">b) El trackpoint. </text:h>
        </text:list-item>
        <text:list-item>
          <text:h text:style-name="P6" text:outline-level="1">c) Para comprobar exámenes de tipo test se utilizan los IMR. </text:h>
        </text:list-item>
        <text:list-item>
          <text:h text:style-name="P6" text:outline-level="1">c) De marcas no se considera un tipo de escáner. </text:h>
        </text:list-item>
        <text:list-item>
          <text:h text:style-name="P6" text:outline-level="1">c) Un ordenador con pantalla CRT no es una variante de tableta digitalizadora. </text:h>
        </text:list-item>
        <text:list-item>
          <text:h text:style-name="P6" text:outline-level="1">a) Integra un dispositivo de comunicaciones. </text:h>
        </text:list-item>
        <text:list-item>
          <text:h text:style-name="P6" text:outline-level="1">c) D-Sub en micrófonos inalámbricos. </text:h>
        </text:list-item>
        <text:list-item>
          <text:h text:style-name="P6" text:outline-level="1">d) RJ-45. </text:h>
        </text:list-item>
        <text:list-item>
          <text:h text:style-name="P6" text:outline-level="1">b) Rojo, verde y azul. </text:h>
        </text:list-item>
        <text:list-item>
          <text:h text:style-name="P6" text:outline-level="1">c) El cristal líquido. </text:h>
        </text:list-item>
        <text:list-item>
          <text:h text:style-name="P6" text:outline-level="1">b) En páginas por minuto. </text:h>
        </text:list-item>
        <text:list-item>
          <text:h text:style-name="P6" text:outline-level="1">c) De tóner. </text:h>
        </text:list-item>
        <text:list-item>
          <text:h text:style-name="P6" text:outline-level="1"><text:soft-page-break/>b) La impresora matricial. </text:h>
        </text:list-item>
        <text:list-item>
          <text:h text:style-name="P6" text:outline-level="1">a) RGB. </text:h>
        </text:list-item>
        <text:list-item>
          <text:h text:style-name="P6" text:outline-level="1">d) Plumilla. </text:h>
        </text:list-item>
        <text:list-item>
          <text:h text:style-name="P6" text:outline-level="1">d) Jack.</text:h>
        </text:list-item>
        <text:list-item>
          <text:h text:style-name="P6" text:outline-level="1">d) De cinco. </text:h>
        </text:list-item>
      </text:list>
      <text:h text:style-name="P7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style style:name="MT3" style:family="text">
      <style:text-properties style:font-name="Noto Serif Cond" officeooo:rsid="0016b8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</text:span><text:span text:style-name="MT3">Sistemas Informáticos</text:span><text:span text:style-name="MT1"> <text:s text:c="12"/></text:span><text:span text:style-name="MT2"><text:tab/></text:span><text:date style:data-style-name="N41" text:date-value="2023-12-14T21:28:44.731000280">14 de diciembre de 2023</text:date></text:p>
      </style:header>
      <style:footer>
        <text:p text:style-name="MP2"><text:tab/><text:tab/><text:bookmark-start text:name="PageNumWizard_FOOTER_Estilo de página predeterminado1"/><text:page-number text:select-page="current">1</text:page-number> / <text:page-count>3</text:page-count><text:bookmark-end text:name="PageNumWizard_FOOTER_Estilo de página predeterminado1"/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20:58:33.434000000</meta:creation-date>
    <meta:editing-duration>PT30M11S</meta:editing-duration>
    <meta:editing-cycles>3</meta:editing-cycles>
    <meta:generator>LibreOffice/7.6.1.2$Windows_X86_64 LibreOffice_project/f5defcebd022c5bc36bbb79be232cb6926d8f674</meta:generator>
    <dc:date>2023-12-14T21:28:44.678000000</dc:date>
    <meta:document-statistic meta:table-count="0" meta:image-count="0" meta:object-count="0" meta:page-count="3" meta:paragraph-count="54" meta:word-count="268" meta:character-count="1303" meta:non-whitespace-character-count="1076"/>
  </office:meta>
</office:document-meta>
</file>